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3. ¿Qué significa que el cableado está certificado?</text:p>
      <text:p text:style-name="Standard"/>
      <text:p text:style-name="Standard"><text:tab/>La certificación significará que todo el cableado que forma parte de una instalación cumple con esos patrones de referencia, por lo tanto, ofrecen la garantía de que cumplirán con las exigencias para lo que fueron construido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116-05 </meta:initial-creator>
    <meta:creation-date>2019-12-10T15:49:56.509855125</meta:creation-date>
    <dc:date>2019-12-10T15:51:19.874893683</dc:date>
    <dc:creator>I116-05 </dc:creator>
    <meta:editing-duration>PT1M24S</meta:editing-duration>
    <meta:editing-cycles>1</meta:editing-cycles>
    <meta:document-statistic meta:table-count="0" meta:image-count="0" meta:object-count="0" meta:page-count="1" meta:paragraph-count="2" meta:word-count="44" meta:character-count="282" meta:non-whitespace-character-count="239"/>
    <meta:generator>LibreOffice/6.0.4.1$Linux_X86_64 LibreOffice_project/00m0$Build-1</meta:generator>
  </office:meta>
</office:document-meta>
</file>